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theAssignment50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heAssignment5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3" office:value-type="string" calcext:value-type="string">
            <text:p>orPayLoad41</text:p>
          </table:table-cell>
          <table:table-cell table:style-name="ce11" table:number-columns-repeated="6"/>
          <table:table-cell table:style-name="ce3" office:value-type="string" calcext:value-type="string">
            <text:p>notStartUp41</text:p>
          </table:table-cell>
          <table:table-cell table:style-name="ce11" table:number-columns-repeated="6"/>
          <table:table-cell table:style-name="ce3" office:value-type="string" calcext:value-type="string">
            <text:p>andOpenSource54</text:p>
          </table:table-cell>
          <table:table-cell table:style-name="ce11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percentile</text:p>
          </table:table-cell>
          <table:table-cell table:style-name="ce17" office:value-type="string" calcext:value-type="string">
            <text:p>ultraviolet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percentile</text:p>
          </table:table-cell>
          <table:table-cell table:style-name="ce17" office:value-type="string" calcext:value-type="string">
            <text:p>gradient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percentile</text:p>
          </table:table-cell>
          <table:table-cell table:style-name="ce17" office:value-type="string" calcext:value-type="string">
            <text:p>cardiogram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venue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meet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campus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layer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brass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phonetic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frame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instance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assette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disclose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inance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ramework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centripetal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invest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trigonometry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degre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hertz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geometry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group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register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margin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camp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servic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rope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bottle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clip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drill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ntenna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loft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lgebra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spot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fuel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component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timber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page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ledger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hydraulic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bubble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decimal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double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synchronise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practical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urgent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attach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scaffold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ontract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apital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basic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chain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harvest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theorem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remote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note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tile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project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furnish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polish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category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cript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extra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andom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factory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calculus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centrifugal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venture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arithmetic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subway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skull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escalate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hub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bud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trident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coop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alloy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linguistic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capsule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tablet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pill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string" calcext:value-type="string">
            <text:p>ampersand</text:p>
          </table:table-cell>
          <table:table-cell table:style-name="ce21" office:value-type="string" calcext:value-type="string">
            <text:p>supersonic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ampersand</text:p>
          </table:table-cell>
          <table:table-cell table:style-name="ce21" office:value-type="string" calcext:value-type="string">
            <text:p>celluloid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ampersand</text:p>
          </table:table-cell>
          <table:table-cell table:style-name="ce21" office:value-type="string" calcext:value-type="string">
            <text:p>infographic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table:number-columns-repeated="2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2" office:value-type="string" calcext:value-type="string">
            <text:p>norFireWork50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xorKeyNote40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heAssignment50" style:display-name="PageStyle_theAssignment5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19" meta:object-count="0"/>
    <meta:generator>LibreOfficeDev/6.0.5.2$Linux_X86_64 LibreOffice_project/</meta:generator>
  </office:meta>
</office:document-meta>
</file>